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50mi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.711" calcext:value-type="float">
            <text:p>2.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.641" calcext:value-type="float">
            <text:p>3.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5.534" calcext:value-type="float">
            <text:p>5.534</text:p>
          </table:table-cell>
          <table:table-cell table:number-columns-repeated="2"/>
        </table:table-row>
        <table:table-row table:style-name="ro1">
          <table:table-cell/>
          <table:table-cell table:formula="of:=2*[.B8]" office:value-type="float" office:value="192" calcext:value-type="float">
            <text:p>192</text:p>
          </table:table-cell>
          <table:table-cell/>
          <table:table-cell office:value-type="float" office:value="9.334" calcext:value-type="float">
            <text:p>9.334</text:p>
          </table:table-cell>
          <table:table-cell table:number-columns-repeated="2"/>
        </table:table-row>
        <table:table-row table:style-name="ro1">
          <table:table-cell/>
          <table:table-cell table:formula="of:=[.B9]*2" office:value-type="float" office:value="384" calcext:value-type="float">
            <text:p>384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sk 4 spee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81" calcext:value-type="float">
            <text:p>0.081</text:p>
          </table:table-cell>
          <table:table-cell office:value-type="float" office:value="1.099" calcext:value-type="float">
            <text:p>1.099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4" calcext:value-type="float">
            <text:p>0.14</text:p>
          </table:table-cell>
          <table:table-cell office:value-type="float" office:value="1.317" calcext:value-type="float">
            <text:p>1.31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92" calcext:value-type="float">
            <text:p>0.92</text:p>
          </table:table-cell>
          <table:table-cell office:value-type="float" office:value="1.936" calcext:value-type="float">
            <text:p>1.936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8.825" calcext:value-type="float">
            <text:p>8.825</text:p>
          </table:table-cell>
          <table:table-cell office:value-type="float" office:value="9.516" calcext:value-type="float">
            <text:p>9.516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/>
          <table:table-cell table:formula="of:=[.B21]*2" office:value-type="float" office:value="768" calcext:value-type="float">
            <text:p>768</text:p>
          </table:table-cell>
          <table:table-cell table:formula="of:=11*60+23" office:value-type="float" office:value="683" calcext:value-type="float">
            <text:p>683</text:p>
          </table:table-cell>
          <table:table-cell table:formula="of:=7*60+43" office:value-type="float" office:value="463" calcext:value-type="float">
            <text:p>463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sk 5 spee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/>
          <table:table-cell table:formula="of:=[.B31]*2"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/>
          <table:table-cell table:formula="of:=[.B32]*2"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/>
          <table:table-cell table:formula="of:=[.B33]*2"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/>
          <table:table-cell table:formula="of:=[.B34]*2" office:value-type="float" office:value="12288" calcext:value-type="float">
            <text:p>12288</text:p>
          </table:table-cell>
          <table:table-cell table:number-columns-repeated="4"/>
        </table:table-row>
        <table:table-row table:style-name="ro1">
          <table:table-cell/>
          <table:table-cell table:formula="of:=[.B35]*2" office:value-type="float" office:value="24576" calcext:value-type="float">
            <text:p>24576</text:p>
          </table:table-cell>
          <table:table-cell table:number-columns-repeated="4"/>
        </table:table-row>
        <table:table-row table:style-name="ro1">
          <table:table-cell/>
          <table:table-cell table:formula="of:=[.B36]*2" office:value-type="float" office:value="49152" calcext:value-type="float">
            <text:p>4915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7:23:10.246120772</meta:creation-date>
    <dc:date>2017-03-25T20:00:52.024859270</dc:date>
    <meta:editing-duration>PT2H6M20S</meta:editing-duration>
    <meta:editing-cycles>3</meta:editing-cycles>
    <meta:generator>LibreOffice/4.2.8.2$Linux_X86_64 LibreOffice_project/420m0$Build-2</meta:generator>
    <meta:document-statistic meta:table-count="1" meta:cell-count="61" meta:object-count="0"/>
  </office:meta>
</office:document-meta>
</file>